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5b4c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e4583" fo:hyphenate="true" fo:hyphenation-remain-char-count="2" fo:hyphenation-push-char-count="2"/>
    </style:style>
    <style:style style:name="P3" style:family="paragraph" style:parent-style-name="Text_20_body" style:list-style-name="L1">
      <style:paragraph-properties fo:text-align="center" style:justify-single-word="false" fo:hyphenation-ladder-count="no-limit"/>
      <style:text-properties officeooo:paragraph-rsid="00394bf3" fo:hyphenate="true" fo:hyphenation-remain-char-count="2" fo:hyphenation-push-char-count="2"/>
    </style:style>
    <style:style style:name="P4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394bf3" fo:hyphenate="true" fo:hyphenation-remain-char-count="2" fo:hyphenation-push-char-count="2"/>
    </style:style>
    <style:style style:name="P5" style:family="paragraph" style:parent-style-name="Text_20_body">
      <style:paragraph-properties fo:text-align="justify" style:justify-single-word="false" fo:hyphenation-ladder-count="no-limit"/>
      <style:text-properties officeooo:paragraph-rsid="00394bf3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officeooo:rsid="0021cd4e"/>
    </style:style>
    <style:style style:name="T3" style:family="text">
      <style:text-properties officeooo:rsid="0023f02e"/>
    </style:style>
    <style:style style:name="T4" style:family="text">
      <style:text-properties officeooo:rsid="00250993"/>
    </style:style>
    <style:style style:name="T5" style:family="text">
      <style:text-properties officeooo:rsid="0027065d"/>
    </style:style>
    <style:style style:name="T6" style:family="text">
      <style:text-properties officeooo:rsid="002a7556"/>
    </style:style>
    <style:style style:name="T7" style:family="text">
      <style:text-properties officeooo:rsid="002e4583"/>
    </style:style>
    <style:style style:name="T8" style:family="text">
      <style:text-properties fo:font-variant="normal" fo:text-transform="none" fo:color="#000000" style:font-name="courier new" fo:font-size="9.75pt" fo:letter-spacing="normal" fo:font-style="normal" fo:font-weight="normal" officeooo:rsid="0033c326"/>
    </style:style>
    <style:style style:name="T9" style:family="text">
      <style:text-properties officeooo:rsid="00309764"/>
    </style:style>
    <style:style style:name="T10" style:family="text">
      <style:text-properties officeooo:rsid="00311f6b"/>
    </style:style>
    <style:style style:name="T11" style:family="text">
      <style:text-properties officeooo:rsid="0033c326"/>
    </style:style>
    <style:style style:name="T12" style:family="text">
      <style:text-properties officeooo:rsid="0035545d"/>
    </style:style>
    <style:style style:name="T13" style:family="text">
      <style:text-properties officeooo:rsid="003655bc"/>
    </style:style>
    <style:style style:name="T14" style:family="text">
      <style:text-properties officeooo:rsid="00369adb"/>
    </style:style>
    <style:style style:name="T15" style:family="text">
      <style:text-properties officeooo:rsid="003751ea"/>
    </style:style>
    <style:style style:name="T16" style:family="text">
      <style:text-properties style:font-name="URW Chancery L1"/>
    </style:style>
    <style:style style:name="T17" style:family="text">
      <style:text-properties style:text-position="-33% 80%"/>
    </style:style>
    <style:style style:name="T18" style:family="text">
      <style:text-properties style:text-position="-33% 80%" officeooo:rsid="003655bc"/>
    </style:style>
    <style:style style:name="T19" style:family="text">
      <style:text-properties style:text-position="0% 100%"/>
    </style:style>
    <style:style style:name="T20" style:family="text">
      <style:text-properties officeooo:rsid="00394bf3"/>
    </style:style>
    <style:style style:name="T21" style:family="text">
      <style:text-properties fo:font-style="italic" officeooo:rsid="003655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Григорено Дмитрий (28.02.2011)</text:h>
      <text:p text:style-name="P5"><text:span text:style-name="T13"><text:tab/></text:span><text:span text:style-name="T20">Решения следует оформлять в форме подпрограмм.</text:span></text:p>
      <text:list xml:id="list1257912020" text:style-name="L1">
        <text:list-item>
          <text:p text:style-name="P4"><text:span text:style-name="T13">Дано целое число </text:span><text:span text:style-name="Emphasis"><text:span text:style-name="T13">N</text:span></text:span><text:span text:style-name="T13"> (&gt; 2). Последовательность целых чисел </text:span><text:span text:style-name="Emphasis"><text:span text:style-name="T13">A</text:span></text:span><text:span text:style-name="Emphasis"><text:span text:style-name="T18">K</text:span></text:span><text:span text:style-name="T13"> определяется следующим образом: </text:span></text:p>
          <text:p text:style-name="P3"><text:span text:style-name="Emphasis">A</text:span><text:span text:style-name="T17">1</text:span> = 1, <text:span text:style-name="Emphasis">A</text:span><text:span text:style-name="T17">2</text:span> = 2,<text:tab/> <text:span text:style-name="Emphasis">A</text:span><text:span text:style-name="T17">3</text:span> = 3,<text:line-break/><text:span text:style-name="Emphasis">A</text:span><text:span text:style-name="Emphasis"><text:span text:style-name="T17">K</text:span></text:span> = 2·<text:span text:style-name="Emphasis">A</text:span><text:span text:style-name="Emphasis"><text:span text:style-name="T17">K</text:span></text:span><text:span text:style-name="T17">–1</text:span> + <text:span text:style-name="Emphasis">A</text:span><text:span text:style-name="Emphasis"><text:span text:style-name="T17">K</text:span></text:span><text:span text:style-name="T17">–1</text:span>·<text:span text:style-name="Emphasis">A</text:span><text:span text:style-name="Emphasis"><text:span text:style-name="T17">K</text:span></text:span><text:span text:style-name="T17">–2</text:span> – <text:span text:style-name="Emphasis">A</text:span><text:span text:style-name="Emphasis"><text:span text:style-name="T17">K</text:span></text:span><text:span text:style-name="T17">–3</text:span>, <text:span text:style-name="Emphasis">K</text:span> = 4, 5, … .</text:p>
          <text:p text:style-name="P4">Вывести элементы <text:span text:style-name="Emphasis">A</text:span><text:span text:style-name="T17">1</text:span>, <text:span text:style-name="Emphasis">A</text:span><text:span text:style-name="T17">2</text:span>, …, <text:span text:style-name="Emphasis">A</text:span><text:span text:style-name="Emphasis"><text:span text:style-name="T17">N</text:span></text:span><text:span text:style-name="Emphasis"><text:span text:style-name="T19">.</text:span></text:span></text:p>
        </text:list-item>
        <text:list-item>
          <text:p text:style-name="P2"><text:span text:style-name="T13">Даны два целых числа с одинаковым количеством разрядов. Найти их поразрядную сумму. Например, поразрядной суммой чисел 345 и 597 будет число 832.</text:span></text:p>
        </text:list-item>
        <text:list-item>
          <text:p text:style-name="P2"><text:span text:style-name="T13">Даны целые положительные числа </text:span><text:span text:style-name="T21">M</text:span><text:span text:style-name="T13"> и </text:span><text:span text:style-name="T21">N</text:span><text:span text:style-name="T13">. Сформировать целочисленную матрицу размера </text:span><text:span text:style-name="T21">M</text:span><text:span text:style-name="T13"> × </text:span><text:span text:style-name="T21">N</text:span><text:span text:style-name="T13">, у которой все элементы </text:span><text:span text:style-name="T21">J</text:span><text:span text:style-name="T13">-го столбца имеют значение 5·</text:span><text:span text:style-name="T21">J</text:span><text:span text:style-name="T13"> (</text:span><text:span text:style-name="T21">J</text:span><text:span text:style-name="T13"> = 1, …, </text:span><text:span text:style-name="T21">N</text:span><text:span text:style-name="T13">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28T01:35:12</dc:date>
    <dc:creator>Artem Pelenitsyn</dc:creator>
    <meta:editing-duration>PT03H24M13S</meta:editing-duration>
    <meta:editing-cycles>20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105" meta:character-count="579"/>
  </office:meta>
</office:document-meta>
</file>